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48cm" fo:margin-left="0.03cm" fo:margin-right="0.011cm" table:align="margins"/>
    </style:style>
    <style:style style:name="Tabelle1.A" style:family="table-column">
      <style:table-column-properties style:column-width="2.108cm" style:rel-column-width="8102*"/>
    </style:style>
    <style:style style:name="Tabelle1.B" style:family="table-column">
      <style:table-column-properties style:column-width="0.67cm" style:rel-column-width="2576*"/>
    </style:style>
    <style:style style:name="Tabelle1.C" style:family="table-column">
      <style:table-column-properties style:column-width="4.554cm" style:rel-column-width="17507*"/>
    </style:style>
    <style:style style:name="Tabelle1.D" style:family="table-column">
      <style:table-column-properties style:column-width="1.84cm" style:rel-column-width="7072*"/>
    </style:style>
    <style:style style:name="Tabelle1.E" style:family="table-column">
      <style:table-column-properties style:column-width="0.201cm" style:rel-column-width="772*"/>
    </style:style>
    <style:style style:name="Tabelle1.F" style:family="table-column">
      <style:table-column-properties style:column-width="4.092cm" style:rel-column-width="15731*"/>
    </style:style>
    <style:style style:name="Tabelle1.G" style:family="table-column">
      <style:table-column-properties style:column-width="1.182cm" style:rel-column-width="4543*"/>
    </style:style>
    <style:style style:name="Tabelle1.H" style:family="table-column">
      <style:table-column-properties style:column-width="0.305cm" style:rel-column-width="1173*"/>
    </style:style>
    <style:style style:name="Tabelle1.I" style:family="table-column">
      <style:table-column-properties style:column-width="2.097cm" style:rel-column-width="805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I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89cm" table:align="margins"/>
    </style:style>
    <style:style style:name="Tabelle2.A" style:family="table-column">
      <style:table-column-properties style:column-width="1.796cm" style:rel-column-width="6886*"/>
    </style:style>
    <style:style style:name="Tabelle2.B" style:family="table-column">
      <style:table-column-properties style:column-width="5.098cm" style:rel-column-width="19549*"/>
    </style:style>
    <style:style style:name="Tabelle2.D" style:family="table-column">
      <style:table-column-properties style:column-width="5.098cm" style:rel-column-width="1955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1.008cm" fo:margin-left="0.03cm" fo:margin-right="0.019cm" table:align="margins"/>
    </style:style>
    <style:style style:name="Tabelle3.A" style:family="table-column">
      <style:table-column-properties style:column-width="3.355cm" style:rel-column-width="19977*"/>
    </style:style>
    <style:style style:name="Tabelle3.B" style:family="table-column">
      <style:table-column-properties style:column-width="4.314cm" style:rel-column-width="25684*"/>
    </style:style>
    <style:style style:name="Tabelle3.C" style:family="table-column">
      <style:table-column-properties style:column-width="2.048cm" style:rel-column-width="12190*"/>
    </style:style>
    <style:style style:name="Tabelle3.D" style:family="table-column">
      <style:table-column-properties style:column-width="1.291cm" style:rel-column-width="768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cm" fo:border-left="none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A4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3.B4" style:family="table-cell">
      <style:table-cell-properties fo:padding="0.049cm" fo:border="0.002cm solid #000000"/>
    </style:style>
    <style:style style:name="Tabelle4" style:family="table">
      <style:table-properties style:width="5.787cm" table:align="margins"/>
    </style:style>
    <style:style style:name="Tabelle4.A" style:family="table-column">
      <style:table-column-properties style:column-width="2.845cm" style:rel-column-width="32218*"/>
    </style:style>
    <style:style style:name="Tabelle4.B" style:family="table-column">
      <style:table-column-properties style:column-width="2.942cm" style:rel-column-width="3331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ndara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Candara" fo:font-size="10pt" style:font-size-asian="10pt" style:font-size-complex="10pt"/>
    </style:style>
    <style:style style:name="P3" style:family="paragraph" style:parent-style-name="Table_20_Contents">
      <style:text-properties style:font-name="Candar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dar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ndar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ndar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ndara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Candar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Candar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padding="0cm" fo:border="none" style:shadow="none"/>
    </style:style>
    <style:style style:name="gr1" style:family="graphic">
      <style:graphic-properties svg:stroke-color="#666666" draw:fill="hatch" draw:fill-color="#ffffff" draw:fill-hatch-name="Schiffslayout" draw:fill-hatch-solid="false" draw:textarea-horizontal-align="justify" draw:textarea-vertical-align="middle" draw:auto-grow-height="false" fo:min-height="0cm" fo:min-width="0cm" style:run-through="foreground" style:wrap="non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.88cm" svg:y="2.286cm" svg:width="17.089cm" draw:z-index="0">
        <draw:text-box fo:min-height="9.338cm">
          <text:p text:style-name="Frame_20_contents"/>
          <table:table table:name="Tabelle1" table:style-name="Tabelle1">
            <table:table-column table:style-name="Tabelle1.A"/>
            <table:table-column table:style-name="Tabelle1.B"/>
            <table:table-column table:style-name="Tabelle1.C"/>
            <table:table-column table:style-name="Tabelle1.D"/>
            <table:table-column table:style-name="Tabelle1.E"/>
            <table:table-column table:style-name="Tabelle1.F"/>
            <table:table-column table:style-name="Tabelle1.G"/>
            <table:table-column table:style-name="Tabelle1.H"/>
            <table:table-column table:style-name="Tabelle1.I"/>
            <table:table-row>
              <table:table-cell table:style-name="Tabelle1.A1" office:value-type="string">
                <text:p text:style-name="P3">Schiffsname</text:p>
              </table:table-cell>
              <table:table-cell table:style-name="Tabelle1.A1" table:number-columns-spanned="2" office:value-type="string">
                <text:p text:style-name="P6"/>
              </table:table-cell>
              <table:covered-table-cell/>
              <table:table-cell table:style-name="Tabelle1.A1" office:value-type="string">
                <text:p text:style-name="P3">Schiffstyp</text:p>
              </table:table-cell>
              <table:table-cell table:style-name="Tabelle1.A1" table:number-columns-spanned="2" office:value-type="string">
                <text:p text:style-name="P6"/>
              </table:table-cell>
              <table:covered-table-cell/>
              <table:table-cell table:style-name="Tabelle1.A1" table:number-columns-spanned="2" office:value-type="string">
                <text:p text:style-name="P3">Bauteile</text:p>
              </table:table-cell>
              <table:covered-table-cell/>
              <table:table-cell table:style-name="Tabelle1.I1" office:value-type="string">
                <text:p text:style-name="P6"/>
              </table:table-cell>
            </table:table-row>
            <table:table-row>
              <table:table-cell table:style-name="Tabelle1.A2" table:number-columns-spanned="2" office:value-type="string">
                <text:p text:style-name="P4">Geschwindigkeit</text:p>
              </table:table-cell>
              <table:covered-table-cell/>
              <table:table-cell table:style-name="Tabelle1.A2" office:value-type="string">
                <text:p text:style-name="P7"/>
              </table:table-cell>
              <table:table-cell table:style-name="Tabelle1.A2" table:number-columns-spanned="2" office:value-type="string">
                <text:p text:style-name="P4">Ausweichen</text:p>
              </table:table-cell>
              <table:covered-table-cell/>
              <table:table-cell table:style-name="Tabelle1.A2" office:value-type="string">
                <text:p text:style-name="P7"/>
              </table:table-cell>
              <table:table-cell table:style-name="Tabelle1.A2" office:value-type="string">
                <text:p text:style-name="P4">Flucht</text:p>
              </table:table-cell>
              <table:table-cell table:style-name="Tabelle1.H2" table:number-columns-spanned="2" office:value-type="string">
                <text:p text:style-name="P7"/>
              </table:table-cell>
              <table:covered-table-cell/>
            </table:table-row>
          </table:table>
          <text:p text:style-name="Text_20_body"/>
          <table:table table:name="Tabelle2" table:style-name="Tabelle2">
            <table:table-column table:style-name="Tabelle2.A"/>
            <table:table-column table:style-name="Tabelle2.B" table:number-columns-repeated="2"/>
            <table:table-column table:style-name="Tabelle2.D"/>
            <table:table-row>
              <table:table-cell table:style-name="Tabelle2.A1" office:value-type="string">
                <text:p text:style-name="P1"/>
              </table:table-cell>
              <table:table-cell table:style-name="Tabelle2.A1" office:value-type="string">
                <text:p text:style-name="P3">Lebenspunkte</text:p>
              </table:table-cell>
              <table:table-cell table:style-name="Tabelle2.A1" office:value-type="string">
                <text:p text:style-name="P3">Schildstärke</text:p>
              </table:table-cell>
              <table:table-cell table:style-name="Tabelle2.D1" office:value-type="string">
                <text:p text:style-name="P3">Panzerung</text:p>
              </table:table-cell>
            </table:table-row>
            <table:table-row>
              <table:table-cell table:style-name="Tabelle2.A2" office:value-type="string">
                <text:p text:style-name="P4">Aktuell</text:p>
              </table:table-cell>
              <table:table-cell table:style-name="Tabelle2.A2" office:value-type="string">
                <text:p text:style-name="P1"/>
              </table:table-cell>
              <table:table-cell table:style-name="Tabelle2.A2" office:value-type="string">
                <text:p text:style-name="P2"/>
              </table:table-cell>
              <table:table-cell table:style-name="Tabelle2.D2" office:value-type="string">
                <text:p text:style-name="P1"/>
              </table:table-cell>
            </table:table-row>
            <table:table-row>
              <table:table-cell table:style-name="Tabelle2.A2" office:value-type="string">
                <text:p text:style-name="P4">Maximal</text:p>
              </table:table-cell>
              <table:table-cell table:style-name="Tabelle2.A2" office:value-type="string">
                <text:p text:style-name="P2"/>
              </table:table-cell>
              <table:table-cell table:style-name="Tabelle2.A2" office:value-type="string">
                <text:p text:style-name="P2"/>
              </table:table-cell>
              <table:table-cell table:style-name="Tabelle2.D2" office:value-type="string">
                <text:p text:style-name="P2"/>
              </table:table-cell>
            </table:table-row>
          </table:table>
          <text:p text:style-name="Text_20_body"/>
        </draw:text-box>
      </draw:frame>
      <draw:frame draw:style-name="fr2" draw:name="Rahmen2" text:anchor-type="page" text:anchor-page-number="1" svg:x="1.88cm" svg:y="6.971cm" svg:width="11.058cm" draw:z-index="1">
        <draw:text-box fo:min-height="4.253cm">
          <table:table table:name="Tabelle3" table:style-name="Tabelle3">
            <table:table-column table:style-name="Tabelle3.A"/>
            <table:table-column table:style-name="Tabelle3.B"/>
            <table:table-column table:style-name="Tabelle3.C"/>
            <table:table-column table:style-name="Tabelle3.D"/>
            <table:table-row>
              <table:table-cell table:style-name="Tabelle3.A1" office:value-type="string">
                <text:p text:style-name="P3">Generierte Energie</text:p>
              </table:table-cell>
              <table:table-cell table:style-name="Tabelle3.A1" office:value-type="string">
                <text:p text:style-name="P3"/>
              </table:table-cell>
              <table:table-cell table:style-name="Tabelle3.A1" office:value-type="string">
                <text:p text:style-name="P3">Insgesamt</text:p>
              </table:table-cell>
              <table:table-cell table:style-name="Tabelle3.D1" office:value-type="string">
                <text:p text:style-name="P3"/>
              </table:table-cell>
            </table:table-row>
            <table:table-row>
              <table:table-cell table:style-name="Tabelle3.A2" table:number-rows-spanned="2" table:number-columns-spanned="2" office:value-type="string">
                <text:p text:style-name="P3"/>
              </table:table-cell>
              <table:covered-table-cell/>
              <table:table-cell table:style-name="Tabelle3.C2" office:value-type="string">
                <text:p text:style-name="P8">Wird benötigt</text:p>
              </table:table-cell>
              <table:table-cell table:style-name="Tabelle3.D2" office:value-type="string">
                <text:p text:style-name="P3"/>
              </table:table-cell>
            </table:table-row>
            <table:table-row>
              <table:covered-table-cell/>
              <table:covered-table-cell/>
              <table:table-cell table:style-name="Tabelle3.C2" office:value-type="string">
                <text:p text:style-name="P8">Zur Verfügung</text:p>
              </table:table-cell>
              <table:table-cell table:style-name="Tabelle3.D2" office:value-type="string">
                <text:p text:style-name="P3"/>
              </table:table-cell>
            </table:table-row>
            <table:table-row>
              <table:table-cell table:style-name="Tabelle3.A4" office:value-type="string">
                <text:p text:style-name="P3">Gespeicherte Energie</text:p>
              </table:table-cell>
              <table:table-cell table:style-name="Tabelle3.B4" office:value-type="string">
                <text:p text:style-name="Standard"/>
              </table:table-cell>
              <table:table-cell table:style-name="Tabelle3.C2" office:value-type="string">
                <text:p text:style-name="P3">Insgesamt</text:p>
              </table:table-cell>
              <table:table-cell table:style-name="Tabelle3.D2" office:value-type="string">
                <text:p text:style-name="P3"/>
              </table:table-cell>
            </table:table-row>
          </table:table>
          <text:p text:style-name="Frame_20_contents"/>
        </draw:text-box>
      </draw:frame>
      <draw:frame draw:style-name="fr3" draw:name="Rahmen3" text:anchor-type="page" text:anchor-page-number="1" svg:x="13.18cm" svg:y="6.971cm" svg:width="5.787cm" draw:z-index="2">
        <draw:text-box fo:min-height="4.126cm">
          <table:table table:name="Tabelle4" table:style-name="Tabelle4">
            <table:table-column table:style-name="Tabelle4.A"/>
            <table:table-column table:style-name="Tabelle4.B"/>
            <table:table-row>
              <table:table-cell table:style-name="Tabelle4.A1" office:value-type="string">
                <text:p text:style-name="P3">Treibstoff</text:p>
              </table:table-cell>
              <table:table-cell table:style-name="Tabelle4.B1" office:value-type="string">
                <text:p text:style-name="P5">Anzahl</text:p>
              </table:table-cell>
            </table:table-row>
            <table:table-row>
              <table:table-cell table:style-name="Tabelle4.A2" office:value-type="string">
                <text:p text:style-name="P9">ATOM-Kern</text:p>
              </table:table-cell>
              <table:table-cell table:style-name="Tabelle4.B2" office:value-type="string">
                <text:p text:style-name="P1"/>
              </table:table-cell>
            </table:table-row>
            <table:table-row>
              <table:table-cell table:style-name="Tabelle4.A2" office:value-type="string">
                <text:p text:style-name="P9">Biologisches Material</text:p>
              </table:table-cell>
              <table:table-cell table:style-name="Tabelle4.B2" office:value-type="string">
                <text:p text:style-name="P1"/>
              </table:table-cell>
            </table:table-row>
            <table:table-row>
              <table:table-cell table:style-name="Tabelle4.A2" office:value-type="string">
                <text:p text:style-name="P9">Brennstoff</text:p>
              </table:table-cell>
              <table:table-cell table:style-name="Tabelle4.B2" office:value-type="string">
                <text:p text:style-name="P1"/>
              </table:table-cell>
            </table:table-row>
            <table:table-row>
              <table:table-cell table:style-name="Tabelle4.A2" office:value-type="string">
                <text:p text:style-name="P9">Fusionzelle</text:p>
              </table:table-cell>
              <table:table-cell table:style-name="Tabelle4.B2" office:value-type="string">
                <text:p text:style-name="P1"/>
              </table:table-cell>
            </table:table-row>
            <table:table-row>
              <table:table-cell table:style-name="Tabelle4.A2" office:value-type="string">
                <text:p text:style-name="P9">Gasflasche</text:p>
              </table:table-cell>
              <table:table-cell table:style-name="Tabelle4.B2" office:value-type="string">
                <text:p text:style-name="P1"/>
              </table:table-cell>
            </table:table-row>
          </table:table>
          <text:p text:style-name="Frame_20_contents"/>
        </draw:text-box>
      </draw:frame>
      <draw:custom-shape text:anchor-type="page" text:anchor-page-number="1" draw:z-index="3" draw:style-name="gr1" svg:width="17.07cm" svg:height="16.401cm" svg:x="1.88cm" svg:y="11.222cm">
        <text:p/>
        <draw:enhanced-geometry svg:viewBox="0 0 21600 21600" draw:glue-points="10800 0 0 10800 10800 21600 21600 10800" draw:type="flowchart-process" draw:enhanced-path="M 0 0 L 21600 0 21600 21600 0 21600 0 0 Z N"/>
      </draw:custom-shape>
      <text:p text:style-name="P10">- Space Icarus – Schiffslayout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Karriert" draw:style="double" draw:color="#666666" draw:distance="0.283cm" draw:rotation="900"/>
    <draw:hatch draw:name="Schifflayout" draw:style="double" draw:color="#dddddd" draw:distance="0.198cm" draw:rotation="900"/>
    <draw:hatch draw:name="Schiffslayout" draw:style="double" draw:color="#666666" draw:distance="0.202cm" draw:rotation="900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3M35S</meta:editing-duration>
    <meta:editing-cycles>112</meta:editing-cycles>
    <meta:generator>OpenOffice/4.1.3$Win32 OpenOffice.org_project/413m1$Build-9783</meta:generator>
    <dc:date>2018-05-18T21:36:45.41</dc:date>
    <meta:document-statistic meta:table-count="4" meta:image-count="0" meta:object-count="0" meta:page-count="1" meta:paragraph-count="25" meta:word-count="35" meta:character-count="298"/>
    <meta:user-defined meta:name="Info 1"/>
    <meta:user-defined meta:name="Info 2"/>
    <meta:user-defined meta:name="Info 3"/>
    <meta:user-defined meta:name="Info 4"/>
  </office:meta>
</office:document-meta>
</file>